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E10000009604F0FF7962A9B3AE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-1.139cm" svg:y="-1cm" svg:width="10.998cm" svg:height="7.502cm" draw:z-index="0"><draw:image xlink:href="Pictures/1000000100000E10000009604F0FF7962A9B3AE1.png" xlink:type="simple" xlink:show="embed" xlink:actuate="onLoad" draw:mime-type="image/png"/></draw:frame><draw:frame draw:style-name="fr1" draw:name="Immagine2" text:anchor-type="char" svg:x="-1.139cm" svg:y="6.69cm" svg:width="10.998cm" svg:height="7.502cm" draw:z-index="1"><draw:image xlink:href="Pictures/1000000100000E10000009604F0FF7962A9B3AE1.png" xlink:type="simple" xlink:show="embed" xlink:actuate="onLoad" draw:mime-type="image/png"/></draw:frame><draw:frame draw:style-name="fr1" draw:name="Immagine3" text:anchor-type="char" svg:x="-1.139cm" svg:y="14.48cm" svg:width="10.998cm" svg:height="7.502cm" draw:z-index="2"><draw:image xlink:href="Pictures/1000000100000E10000009604F0FF7962A9B3AE1.png" xlink:type="simple" xlink:show="embed" xlink:actuate="onLoad" draw:mime-type="image/png"/></draw:frame><draw:frame draw:style-name="fr1" draw:name="Immagine4" text:anchor-type="char" svg:x="8.481cm" svg:y="14.379cm" svg:width="10.998cm" svg:height="7.502cm" draw:z-index="3" draw:transform="translate (-13.98cm -18.13cm) rotate (4.71238898038469) translate (13.98cm 18.13cm)"><draw:image xlink:href="Pictures/1000000100000E10000009604F0FF7962A9B3AE1.png" xlink:type="simple" xlink:show="embed" xlink:actuate="onLoad" draw:mime-type="image/png"/></draw:frame><draw:frame draw:style-name="fr1" draw:name="Immagine5" text:anchor-type="char" svg:x="8.475cm" svg:y="2.628cm" svg:width="10.998cm" svg:height="7.502cm" draw:z-index="4" draw:transform="translate (-13.974cm -6.379cm) rotate (4.71238898038469) translate (13.974cm 6.379cm)"><draw:image xlink:href="Pictures/1000000100000E10000009604F0FF7962A9B3A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9:57:47.197078137</meta:creation-date>
    <meta:print-date>2022-12-24T18:49:17.533664924</meta:print-date>
    <dc:date>2023-11-15T10:55:12.745423194</dc:date>
    <meta:editing-duration>PT25M18S</meta:editing-duration>
    <meta:editing-cycles>3</meta:editing-cycles>
    <meta:generator>LibreOffice/7.4.7.2$Linux_X86_64 LibreOffice_project/4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